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5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4cm" fo:min-width="0.214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795cm" svg:height="7.62cm" svg:x="1.435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12cm" svg:height="1.195cm" svg:x="2.11cm" svg:y="0.88cm">
          <draw:text-box>
            <text:p text:style-name="P2"><text:span text:style-name="T1">Users</text:span></text:p>
          </draw:text-box>
        </draw:frame>
        <draw:frame draw:style-name="gr2" draw:text-style-name="P3" draw:layer="layout" svg:width="9.494cm" svg:height="4.027cm" svg:x="2.07cm" svg:y="3.51cm">
          <draw:text-box>
            <text:p text:style-name="P2"><text:span text:style-name="T1">email:varchar(255)</text:span></text:p>
            <text:p text:style-name="P2"><text:span text:style-name="T1">first_name:varchar(255)</text:span></text:p>
            <text:p text:style-name="P2"><text:span text:style-name="T1">last_name:varchar(255)</text:span></text:p>
            <text:p text:style-name="P2"><text:span text:style-name="T1">role:Integer</text:span></text:p>
          </draw:text-box>
        </draw:frame>
        <draw:frame draw:style-name="gr2" draw:text-style-name="P3" draw:id="id1" draw:layer="layout" svg:width="4.033cm" svg:height="1.195cm" svg:x="2.07cm" svg:y="2.54cm">
          <draw:text-box>
            <text:p text:style-name="P2"><text:span text:style-name="T1">id:Integer</text:span></text:p>
          </draw:text-box>
        </draw:frame>
        <draw:line draw:style-name="gr3" draw:text-style-name="P1" draw:layer="layout" svg:x1="1.435cm" svg:y1="2.105cm" svg:x2="12.23cm" svg:y2="2.105cm">
          <text:p/>
        </draw:line>
        <draw:custom-shape draw:style-name="gr1" draw:text-style-name="P1" draw:id="id2" draw:layer="layout" svg:width="10.795cm" svg:height="4.445cm" svg:x="16.51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438cm" svg:height="1.195cm" svg:x="17.185cm" svg:y="0.88cm">
          <draw:text-box>
            <text:p text:style-name="P2"><text:span text:style-name="T1">Competitions</text:span></text:p>
          </draw:text-box>
        </draw:frame>
        <draw:frame draw:style-name="gr2" draw:text-style-name="P3" draw:layer="layout" svg:width="7.656cm" svg:height="2.139cm" svg:x="17.145cm" svg:y="3.51cm">
          <draw:text-box>
            <text:p text:style-name="P2"><text:span text:style-name="T1">name:varchar(255)</text:span></text:p>
            <text:p text:style-name="P2"><text:span text:style-name="T1"/></text:p>
          </draw:text-box>
        </draw:frame>
        <draw:frame draw:style-name="gr2" draw:text-style-name="P3" draw:layer="layout" svg:width="4.033cm" svg:height="1.195cm" svg:x="17.145cm" svg:y="2.54cm">
          <draw:text-box>
            <text:p text:style-name="P2"><text:span text:style-name="T1">id:Integer</text:span></text:p>
          </draw:text-box>
        </draw:frame>
        <draw:line draw:style-name="gr3" draw:text-style-name="P1" draw:layer="layout" svg:x1="16.51cm" svg:y1="2.105cm" svg:x2="27.305cm" svg:y2="2.105cm">
          <text:p/>
        </draw:line>
        <draw:custom-shape draw:style-name="gr1" draw:text-style-name="P1" draw:id="id3" draw:layer="layout" svg:width="10.795cm" svg:height="7.62cm" svg:x="8.89cm" svg:y="11.4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45cm" svg:height="1.195cm" svg:x="9.565cm" svg:y="11.675cm">
          <draw:text-box>
            <text:p text:style-name="P2"><text:span text:style-name="T1">Subjects</text:span></text:p>
          </draw:text-box>
        </draw:frame>
        <draw:frame draw:style-name="gr2" draw:text-style-name="P3" draw:layer="layout" svg:width="8.778cm" svg:height="3.083cm" svg:x="9.525cm" svg:y="14.305cm">
          <draw:text-box>
            <text:p text:style-name="P2"><text:span text:style-name="T1">competition_id:integer</text:span></text:p>
            <text:p text:style-name="P2"><text:span text:style-name="T1">creation_date:date</text:span></text:p>
            <text:p text:style-name="P2"><text:span text:style-name="T1">professor_id:Integer</text:span></text:p>
          </draw:text-box>
        </draw:frame>
        <draw:frame draw:style-name="gr2" draw:text-style-name="P3" draw:layer="layout" svg:width="4.033cm" svg:height="1.195cm" svg:x="9.525cm" svg:y="13.335cm">
          <draw:text-box>
            <text:p text:style-name="P2"><text:span text:style-name="T1">id:Integer</text:span></text:p>
          </draw:text-box>
        </draw:frame>
        <draw:line draw:style-name="gr3" draw:text-style-name="P1" draw:layer="layout" svg:x1="8.89cm" svg:y1="12.9cm" svg:x2="19.685cm" svg:y2="12.9cm">
          <text:p/>
        </draw:line>
        <draw:connector draw:style-name="gr3" draw:text-style-name="P1" draw:layer="layout" draw:line-skew="-0.935cm" svg:x1="2.07cm" svg:y1="3.137cm" svg:x2="8.819cm" svg:y2="16.757cm" draw:start-shape="id1" draw:start-glue-point="3" svg:d="m2070 3137h-1435v13620h8184">
          <text:p/>
        </draw:connector>
        <draw:connector draw:style-name="gr3" draw:text-style-name="P1" draw:layer="layout" draw:line-skew="-0.769cm 0cm 0.771cm" svg:x1="16.51cm" svg:y1="2.857cm" svg:x2="19.685cm" svg:y2="15.24cm" draw:start-shape="id2" draw:start-glue-point="3" draw:end-shape="id3" draw:end-glue-point="1" svg:d="m16510 2857h-1270v5398h5715v6985h-1270">
          <text:p/>
        </draw:connector>
        <draw:frame draw:style-name="gr4" draw:text-style-name="P4" draw:layer="layout" svg:width="0.972cm" svg:height="1.195cm" svg:x="0.635cm" svg:y="2.14cm">
          <draw:text-box>
            <text:p text:style-name="P4">1</text:p>
          </draw:text-box>
        </draw:frame>
        <draw:frame draw:style-name="gr5" draw:text-style-name="P4" draw:layer="layout" svg:width="0.832cm" svg:height="1.195cm" svg:x="8.055cm" svg:y="15.875cm">
          <draw:text-box>
            <text:p text:style-name="P4"><text:span text:style-name="T2">*</text:span></text:p>
          </draw:text-box>
        </draw:frame>
        <draw:frame draw:style-name="gr4" draw:text-style-name="P4" draw:layer="layout" svg:width="0.972cm" svg:height="1.195cm" svg:x="15.435cm" svg:y="1.841cm">
          <draw:text-box>
            <text:p text:style-name="P4">1</text:p>
          </draw:text-box>
        </draw:frame>
        <draw:frame draw:style-name="gr5" draw:text-style-name="P4" draw:layer="layout" svg:width="0.832cm" svg:height="1.195cm" svg:x="19.955cm" svg:y="14.176cm">
          <draw:text-box>
            <text:p text:style-name="P4"><text:span text:style-name="T2">*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10.795cm" svg:height="4.445cm" svg:x="16.511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45cm" svg:height="1.195cm" svg:x="17.186cm" svg:y="0.88cm">
          <draw:text-box>
            <text:p text:style-name="P2"><text:span text:style-name="T1">Subjects</text:span></text:p>
          </draw:text-box>
        </draw:frame>
        <draw:frame draw:style-name="gr2" draw:text-style-name="P3" draw:layer="layout" svg:width="1.213cm" svg:height="2.139cm" svg:x="17.146cm" svg:y="3.51cm">
          <draw:text-box>
            <text:p text:style-name="P2"><text:span text:style-name="T1">...</text:span></text:p>
            <text:p text:style-name="P2"><text:span text:style-name="T1"/></text:p>
          </draw:text-box>
        </draw:frame>
        <draw:frame draw:style-name="gr2" draw:text-style-name="P3" draw:id="id6" draw:layer="layout" svg:width="4.033cm" svg:height="1.195cm" svg:x="17.146cm" svg:y="2.54cm">
          <draw:text-box>
            <text:p text:style-name="P2"><text:span text:style-name="T1">id:Integer</text:span></text:p>
          </draw:text-box>
        </draw:frame>
        <draw:line draw:style-name="gr3" draw:text-style-name="P1" draw:layer="layout" svg:x1="16.511cm" svg:y1="2.105cm" svg:x2="27.306cm" svg:y2="2.105cm">
          <text:p/>
        </draw:line>
        <draw:custom-shape draw:style-name="gr1" draw:text-style-name="P1" draw:id="id5" draw:layer="layout" svg:width="10.795cm" svg:height="6.919cm" svg:x="6.69cm" svg:y="11.12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131cm" svg:height="1.195cm" svg:x="7.365cm" svg:y="11.371cm">
          <draw:text-box>
            <text:p text:style-name="P2"><text:span text:style-name="T1">Student_Subjects</text:span></text:p>
          </draw:text-box>
        </draw:frame>
        <draw:frame draw:style-name="gr2" draw:text-style-name="P3" draw:layer="layout" svg:width="7.508cm" svg:height="4.027cm" svg:x="7.325cm" svg:y="14.001cm">
          <draw:text-box>
            <text:p text:style-name="P2"><text:span text:style-name="T1">user_id:integer</text:span></text:p>
            <text:p text:style-name="P2"><text:span text:style-name="T1">subject_id:integer</text:span></text:p>
            <text:p text:style-name="P2"><text:span text:style-name="T1">final_grade:integer</text:span></text:p>
            <text:p text:style-name="P2"><text:span text:style-name="T1"/></text:p>
          </draw:text-box>
        </draw:frame>
        <draw:frame draw:style-name="gr2" draw:text-style-name="P3" draw:layer="layout" svg:width="4.033cm" svg:height="1.195cm" svg:x="7.325cm" svg:y="13.031cm">
          <draw:text-box>
            <text:p text:style-name="P2"><text:span text:style-name="T1">id:Integer</text:span></text:p>
          </draw:text-box>
        </draw:frame>
        <draw:line draw:style-name="gr3" draw:text-style-name="P1" draw:layer="layout" svg:x1="6.69cm" svg:y1="12.596cm" svg:x2="17.485cm" svg:y2="12.596cm">
          <text:p/>
        </draw:line>
        <draw:custom-shape draw:style-name="gr1" draw:text-style-name="P1" draw:id="id4" draw:layer="layout" svg:width="10.795cm" svg:height="4.445cm" svg:x="1.311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42cm" svg:height="1.195cm" svg:x="1.986cm" svg:y="0.88cm">
          <draw:text-box>
            <text:p text:style-name="P2"><text:span text:style-name="T1">Students</text:span></text:p>
          </draw:text-box>
        </draw:frame>
        <draw:frame draw:style-name="gr2" draw:text-style-name="P3" draw:layer="layout" svg:width="1.213cm" svg:height="2.139cm" svg:x="1.946cm" svg:y="3.51cm">
          <draw:text-box>
            <text:p text:style-name="P2"><text:span text:style-name="T1">...</text:span></text:p>
            <text:p text:style-name="P2"><text:span text:style-name="T1"/></text:p>
          </draw:text-box>
        </draw:frame>
        <draw:frame draw:style-name="gr2" draw:text-style-name="P3" draw:layer="layout" svg:width="4.033cm" svg:height="1.195cm" svg:x="1.946cm" svg:y="2.54cm">
          <draw:text-box>
            <text:p text:style-name="P2"><text:span text:style-name="T1">id:Integer</text:span></text:p>
          </draw:text-box>
        </draw:frame>
        <draw:line draw:style-name="gr3" draw:text-style-name="P1" draw:layer="layout" svg:x1="1.311cm" svg:y1="2.105cm" svg:x2="12.106cm" svg:y2="2.105cm">
          <text:p/>
        </draw:line>
        <draw:connector draw:style-name="gr3" draw:text-style-name="P1" draw:layer="layout" draw:line-skew="0.73cm 0cm -1.109cm" svg:x1="12.106cm" svg:y1="2.857cm" svg:x2="6.69cm" svg:y2="14.585cm" draw:start-shape="id4" draw:start-glue-point="1" draw:end-shape="id5" draw:end-glue-point="3" svg:d="m12106 2857h1229v5245h-8255v6483h1610">
          <text:p/>
        </draw:connector>
        <draw:connector draw:style-name="gr3" draw:text-style-name="P1" draw:layer="layout" draw:line-skew="-1.406cm 0cm 6.146cm" svg:x1="17.146cm" svg:y1="3.137cm" svg:x2="17.485cm" svg:y2="14.585cm" draw:start-shape="id6" draw:start-glue-point="3" draw:end-shape="id5" draw:end-glue-point="1" svg:d="m17146 3137h-1906v4293h8890v7155h-6645">
          <text:p/>
        </draw:connector>
        <draw:frame draw:style-name="gr4" draw:text-style-name="P4" draw:layer="layout" svg:width="0.972cm" svg:height="1.195cm" svg:x="12.235cm" svg:y="1.741cm">
          <draw:text-box>
            <text:p text:style-name="P4">1</text:p>
          </draw:text-box>
        </draw:frame>
        <draw:frame draw:style-name="gr4" draw:text-style-name="P4" draw:layer="layout" svg:width="0.972cm" svg:height="1.195cm" svg:x="15.635cm" svg:y="2.141cm">
          <draw:text-box>
            <text:p text:style-name="P4">1</text:p>
          </draw:text-box>
        </draw:frame>
        <draw:frame draw:style-name="gr4" draw:text-style-name="P4" draw:layer="layout" svg:width="0.832cm" svg:height="1.195cm" svg:x="5.635cm" svg:y="13.241cm">
          <draw:text-box>
            <text:p text:style-name="P4">*</text:p>
          </draw:text-box>
        </draw:frame>
        <draw:frame draw:style-name="gr4" draw:text-style-name="P4" draw:layer="layout" svg:width="0.832cm" svg:height="1.195cm" svg:x="17.635cm" svg:y="13.341cm">
          <draw:text-box>
            <text:p text:style-name="P4">*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1" draw:layer="layout" svg:width="10.795cm" svg:height="4.445cm" svg:x="16.512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45cm" svg:height="1.195cm" svg:x="17.187cm" svg:y="0.88cm">
          <draw:text-box>
            <text:p text:style-name="P2"><text:span text:style-name="T1">Subjects</text:span></text:p>
          </draw:text-box>
        </draw:frame>
        <draw:frame draw:style-name="gr2" draw:text-style-name="P3" draw:layer="layout" svg:width="1.213cm" svg:height="2.139cm" svg:x="17.147cm" svg:y="3.51cm">
          <draw:text-box>
            <text:p text:style-name="P2"><text:span text:style-name="T1">...</text:span></text:p>
            <text:p text:style-name="P2"><text:span text:style-name="T1"/></text:p>
          </draw:text-box>
        </draw:frame>
        <draw:frame draw:style-name="gr2" draw:text-style-name="P3" draw:id="id7" draw:layer="layout" svg:width="4.033cm" svg:height="1.195cm" svg:x="17.147cm" svg:y="2.54cm">
          <draw:text-box>
            <text:p text:style-name="P2"><text:span text:style-name="T1">id:Integer</text:span></text:p>
          </draw:text-box>
        </draw:frame>
        <draw:line draw:style-name="gr3" draw:text-style-name="P1" draw:layer="layout" svg:x1="16.512cm" svg:y1="2.105cm" svg:x2="27.307cm" svg:y2="2.105cm">
          <text:p/>
        </draw:line>
        <draw:custom-shape draw:style-name="gr1" draw:text-style-name="P1" draw:id="id8" draw:layer="layout" svg:width="10.795cm" svg:height="6.919cm" svg:x="6.691cm" svg:y="11.12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694cm" svg:height="1.195cm" svg:x="7.366cm" svg:y="11.371cm">
          <draw:text-box>
            <text:p text:style-name="P2"><text:span text:style-name="T1">Bulletins</text:span></text:p>
          </draw:text-box>
        </draw:frame>
        <draw:frame draw:style-name="gr2" draw:text-style-name="P3" draw:layer="layout" svg:width="7.131cm" svg:height="3.083cm" svg:x="7.326cm" svg:y="14.001cm">
          <draw:text-box>
            <text:p text:style-name="P2"><text:span text:style-name="T1">subject_id:integer</text:span></text:p>
            <text:p text:style-name="P2"><text:span text:style-name="T1">context:text</text:span></text:p>
            <text:p text:style-name="P2"><text:span text:style-name="T1"/></text:p>
          </draw:text-box>
        </draw:frame>
        <draw:frame draw:style-name="gr2" draw:text-style-name="P3" draw:layer="layout" svg:width="4.033cm" svg:height="1.195cm" svg:x="7.326cm" svg:y="13.031cm">
          <draw:text-box>
            <text:p text:style-name="P2"><text:span text:style-name="T1">id:Integer</text:span></text:p>
          </draw:text-box>
        </draw:frame>
        <draw:line draw:style-name="gr3" draw:text-style-name="P1" draw:layer="layout" svg:x1="6.691cm" svg:y1="12.596cm" svg:x2="17.486cm" svg:y2="12.596cm">
          <text:p/>
        </draw:line>
        <draw:frame draw:style-name="gr2" draw:text-style-name="P3" draw:layer="layout" svg:width="3.842cm" svg:height="1.195cm" svg:x="1.987cm" svg:y="0.88cm">
          <draw:text-box>
            <text:p text:style-name="P2"><text:span text:style-name="T1">Students</text:span></text:p>
          </draw:text-box>
        </draw:frame>
        <draw:frame draw:style-name="gr2" draw:text-style-name="P3" draw:layer="layout" svg:width="1.213cm" svg:height="2.139cm" svg:x="1.947cm" svg:y="3.51cm">
          <draw:text-box>
            <text:p text:style-name="P2"><text:span text:style-name="T1">...</text:span></text:p>
            <text:p text:style-name="P2"><text:span text:style-name="T1"/></text:p>
          </draw:text-box>
        </draw:frame>
        <draw:frame draw:style-name="gr2" draw:text-style-name="P3" draw:layer="layout" svg:width="4.033cm" svg:height="1.195cm" svg:x="1.947cm" svg:y="2.54cm">
          <draw:text-box>
            <text:p text:style-name="P2"><text:span text:style-name="T1">id:Integer</text:span></text:p>
          </draw:text-box>
        </draw:frame>
        <draw:connector draw:style-name="gr3" draw:text-style-name="P1" draw:layer="layout" draw:line-skew="-1.406cm 0cm 6.146cm" svg:x1="17.147cm" svg:y1="3.137cm" svg:x2="17.486cm" svg:y2="14.585cm" draw:start-shape="id7" draw:start-glue-point="3" draw:end-shape="id8" draw:end-glue-point="1" svg:d="m17147 3137h-1906v4293h8890v7155h-6645">
          <text:p/>
        </draw:connector>
        <draw:frame draw:style-name="gr4" draw:text-style-name="P4" draw:layer="layout" svg:width="0.972cm" svg:height="1.195cm" svg:x="15.636cm" svg:y="2.141cm">
          <draw:text-box>
            <text:p text:style-name="P4">1</text:p>
          </draw:text-box>
        </draw:frame>
        <draw:frame draw:style-name="gr4" draw:text-style-name="P4" draw:layer="layout" svg:width="0.832cm" svg:height="1.195cm" svg:x="17.636cm" svg:y="13.341cm">
          <draw:text-box>
            <text:p text:style-name="P4">*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id="id11" draw:layer="layout" svg:width="10.795cm" svg:height="8.255cm" svg:x="15.712cm" svg:y="0.63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838cm" svg:height="1.195cm" svg:x="16.387cm" svg:y="1.07cm">
          <draw:text-box>
            <text:p text:style-name="P2"><text:span text:style-name="T1">Activities</text:span></text:p>
          </draw:text-box>
        </draw:frame>
        <draw:frame draw:style-name="gr2" draw:text-style-name="P3" draw:layer="layout" svg:width="9.583cm" svg:height="5.915cm" svg:x="16.347cm" svg:y="2.54cm">
          <draw:text-box>
            <text:p text:style-name="P2"><text:span text:style-name="T1">id:Integer</text:span></text:p>
            <text:p text:style-name="P2"><text:span text:style-name="T1">subject_id:intger</text:span></text:p>
            <text:p text:style-name="P2"><text:span text:style-name="T1">type:integer</text:span></text:p>
            <text:p text:style-name="P2"><text:span text:style-name="T1">link:tinytext</text:span></text:p>
            <text:p text:style-name="P2"><text:span text:style-name="T1">scribd_id:integer</text:span></text:p>
            <text:p text:style-name="P2"><text:span text:style-name="T1">scribd_key:varchar(255)</text:span></text:p>
          </draw:text-box>
        </draw:frame>
        <draw:line draw:style-name="gr3" draw:text-style-name="P1" draw:layer="layout" svg:x1="15.712cm" svg:y1="2.105cm" svg:x2="26.507cm" svg:y2="2.105cm">
          <text:p/>
        </draw:line>
        <draw:custom-shape draw:style-name="gr1" draw:text-style-name="P1" draw:id="id10" draw:layer="layout" svg:width="10.795cm" svg:height="10.795cm" svg:x="6.691cm" svg:y="9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88cm" svg:height="1.195cm" svg:x="7.366cm" svg:y="9.771cm">
          <draw:text-box>
            <text:p text:style-name="P2"><text:span text:style-name="T1">Rate</text:span></text:p>
          </draw:text-box>
        </draw:frame>
        <draw:frame draw:style-name="gr2" draw:text-style-name="P3" draw:layer="layout" svg:width="10.662cm" svg:height="9.691cm" svg:x="7.326cm" svg:y="11.431cm">
          <draw:text-box>
            <text:p text:style-name="P2"><text:span text:style-name="T1">id:Integer</text:span></text:p>
            <text:p text:style-name="P2"><text:span text:style-name="T1">student_subject_id:intger</text:span></text:p>
            <text:p text:style-name="P2"><text:span text:style-name="T1">type:integer</text:span></text:p>
            <text:p text:style-name="P2"><text:span text:style-name="T1">link:tinytext</text:span></text:p>
            <text:p text:style-name="P2"><text:span text:style-name="T1">scribd_id:integer</text:span></text:p>
            <text:p text:style-name="P2"><text:span text:style-name="T1">scribd_key:varchar(255)</text:span><text:span text:style-name="T1"><text:tab/></text:span></text:p>
            <text:p text:style-name="P2"><text:span text:style-name="T1">cuantification:double</text:span></text:p>
            <text:p text:style-name="P2"><text:span text:style-name="T1">qualification:text</text:span></text:p>
            <text:p text:style-name="P2"><text:span text:style-name="T1">activity_id:integer</text:span></text:p>
            <text:p text:style-name="P2"><text:span text:style-name="T1"/></text:p>
          </draw:text-box>
        </draw:frame>
        <draw:line draw:style-name="gr3" draw:text-style-name="P1" draw:layer="layout" svg:x1="6.691cm" svg:y1="10.996cm" svg:x2="17.486cm" svg:y2="10.996cm">
          <text:p/>
        </draw:line>
        <draw:custom-shape draw:style-name="gr1" draw:text-style-name="P1" draw:id="id9" draw:layer="layout" svg:width="10.795cm" svg:height="4.445cm" svg:x="1.312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131cm" svg:height="1.195cm" svg:x="1.987cm" svg:y="0.88cm">
          <draw:text-box>
            <text:p text:style-name="P2"><text:span text:style-name="T1">Student_Subjects</text:span></text:p>
          </draw:text-box>
        </draw:frame>
        <draw:frame draw:style-name="gr2" draw:text-style-name="P3" draw:layer="layout" svg:width="1.213cm" svg:height="2.139cm" svg:x="1.947cm" svg:y="3.51cm">
          <draw:text-box>
            <text:p text:style-name="P2"><text:span text:style-name="T1">...</text:span></text:p>
            <text:p text:style-name="P2"><text:span text:style-name="T1"/></text:p>
          </draw:text-box>
        </draw:frame>
        <draw:frame draw:style-name="gr2" draw:text-style-name="P3" draw:layer="layout" svg:width="4.033cm" svg:height="1.195cm" svg:x="1.947cm" svg:y="2.54cm">
          <draw:text-box>
            <text:p text:style-name="P2"><text:span text:style-name="T1">id:Integer</text:span></text:p>
          </draw:text-box>
        </draw:frame>
        <draw:line draw:style-name="gr3" draw:text-style-name="P1" draw:layer="layout" svg:x1="1.312cm" svg:y1="2.105cm" svg:x2="12.107cm" svg:y2="2.105cm">
          <text:p/>
        </draw:line>
        <draw:connector draw:style-name="gr3" draw:text-style-name="P1" draw:layer="layout" draw:line-skew="0.729cm 0cm -2.38cm" svg:x1="12.107cm" svg:y1="2.857cm" svg:x2="6.691cm" svg:y2="14.922cm" draw:start-shape="id9" draw:start-glue-point="1" draw:end-shape="id10" draw:end-glue-point="3" svg:d="m12107 2857h1228v4445h-9525v7620h2881">
          <text:p/>
        </draw:connector>
        <draw:connector draw:style-name="gr3" draw:text-style-name="P1" draw:layer="layout" draw:line-skew="0.534cm" svg:x1="26.507cm" svg:y1="4.762cm" svg:x2="17.486cm" svg:y2="14.922cm" draw:start-shape="id11" draw:start-glue-point="1" draw:end-shape="id10" draw:end-glue-point="1" svg:d="m26507 4762h1033v10160h-10054">
          <text:p/>
        </draw:connector>
        <draw:frame draw:style-name="gr4" draw:text-style-name="P4" draw:layer="layout" svg:width="0.972cm" svg:height="1.195cm" svg:x="12.236cm" svg:y="1.741cm">
          <draw:text-box>
            <text:p text:style-name="P4">1</text:p>
          </draw:text-box>
        </draw:frame>
        <draw:frame draw:style-name="gr4" draw:text-style-name="P4" draw:layer="layout" svg:width="0.972cm" svg:height="1.195cm" svg:x="26.736cm" svg:y="3.141cm">
          <draw:text-box>
            <text:p text:style-name="P4">1</text:p>
          </draw:text-box>
        </draw:frame>
        <draw:frame draw:style-name="gr8" draw:text-style-name="P4" draw:layer="layout" svg:width="0.832cm" svg:height="3.454cm" draw:transform="rotate (3.1415926535892) translate (6.368cm 14.89cm)">
          <draw:text-box>
            <text:p text:style-name="P4">*</text:p>
          </draw:text-box>
        </draw:frame>
        <draw:frame draw:style-name="gr4" draw:text-style-name="P4" draw:layer="layout" svg:width="0.832cm" svg:height="1.195cm" svg:x="17.636cm" svg:y="14.241cm">
          <draw:text-box>
            <text:p text:style-name="P4">*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5T17:43:52</meta:creation-date>
    <meta:editing-duration>PT00H10M50S</meta:editing-duration>
    <meta:editing-cycles>2</meta:editing-cycles>
    <dc:date>2009-12-05T18:10:12</dc:date>
    <meta:document-statistic meta:object-count="106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